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bcaa1" officeooo:paragraph-rsid="001bca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hivo Writer Ejemp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10:27:42.575176233</meta:creation-date>
    <dc:date>2017-06-13T10:27:57.313715863</dc:date>
    <meta:editing-duration>PT16S</meta:editing-duration>
    <meta:editing-cycles>1</meta:editing-cycles>
    <meta:document-statistic meta:table-count="0" meta:image-count="0" meta:object-count="0" meta:page-count="1" meta:paragraph-count="1" meta:word-count="3" meta:character-count="22" meta:non-whitespace-character-count="20"/>
    <meta:generator>LibreOffice/5.3.4.1$Linux_X86_64 LibreOffice_project/30$Build-1</meta:generator>
  </office:meta>
</office:document-meta>
</file>